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Ubuntu" svg:font-family="Ubuntu"/>
    <style:font-face style:name="DejaVu Sans" svg:font-family="'DejaVu Sans'" style:font-family-generic="system" style:font-pitch="variable"/>
  </office:font-face-decls>
  <office:automatic-styles>
    <style:style style:name="P1" style:family="paragraph" style:parent-style-name="Standard_20_gauche"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_20_gauche">Parmi la foule. Déterminée. Structures. Parmi la foule. Pendulaire. Déterminée. Pourtant les discours. Déterminés. D'autres structures. Inadéquation. Structurelle ? Parmi la foule pendulaire. Déterminée. À la mobilité. Parmi la foule. Particule de la foule. Odeur de pluie, parfums frais, matinaux, sueurs du soir, chauffage vieillot. Train de la fin du siècle dernier. Un pays riche. Structure. Inégalités. Chômage. Emploi. Tout bouge. Rien ne bouge. Parmi la foule pendulaire. Les bataillons du capital sur la voie 4. Sur la voie 6. Sur la voie de l'appel. Voix pré-enregistrée. En uniforme. Légèrement individualisés. Selon les nuances des structures. Mode. Déterminée. Uniforme. Clairement différentiés selon les sexes. Les âges. Les fonctions. Liberté d'obéir.</text:p>
      <text:p text:style-name="Standard_20_gauche"/>
      <text:p text:style-name="Standard_20_gauche">Nous sommes exactement. Nous serons toujours. Exactement. Ce que nous ne voulons pas être. À moins que. À moins que nous nous exercions à voir. Nous voir. Nous entrevoir. Un début. Mieux que rien. L'Autre nous gêne. Miroir. Nous l'accusons. Jugement. Pour ne pas voir. Structure.</text:p>
      <text:p text:style-name="Standard_20_gauche"/>
      <text:p text:style-name="Standard_20_gauche">Je me cache. Derrière. Je me cache. Le mot structure. Tout aussi déterminé. Pourtant les discours. Déterminés. Les discours disent. C'est leur fonction. Ils ne se limitent pas à dire ce qu'ils prétendent dire. Ils en disent bien plus. Révèlent. Comme le papier. Réaction. C'est leur intérêt. Ma fascination. Peur. Désir et crainte. Contrastes. Les difficiles cohabitations constituent le moteur de la vie. Les efforts de paix offrent la possibilité d'un enduit. Essuyer les plâtres. Support à graffiti. Traces. Griffures. Blessures. Palimpseste. J'accumule les couches. Malgré. L'omnipotence du malgré. Les couches. Sédiments. De l'érosion au cône de sédimentation. Delta. Miniature. Tas de sens insignifiant. Anonyme. Identifiable par des moyens informatiques. Croisement de données. Selon des objectifs de marketing sécuritaire, de surveillance publicitaire. Ce noyau n'est caché qu'à mon regard.</text:p>
      <text:p text:style-name="Standard_20_gauche"/>
      <text:list xml:id="list753644660" text:style-name="L1">
        <text:list-item>
          <text:p text:style-name="P1">Caméra, dis-moi qui je suis. Et...</text:p>
        </text:list-item>
        <text:list-item>
          <text:p text:style-name="P1">Et ?</text:p>
        </text:list-item>
        <text:list-item>
          <text:p text:style-name="P1">Rien.</text:p>
        </text:list-item>
      </text:list>
      <text:p text:style-name="Standard_20_gauche"/>
      <text:p text:style-name="Standard_20_gauche">Parmi la foule. Pendulaire. Déterminée. À lutter pour sa survie. Nourrir le capital. Qui te tue. Ta lutte nourrit ton ennemi. Déterminé. Choisir. S'extraire. S'opposer. Parmi la foule. Déterminée. À tourner les pages. Quotidien publicitaire. Quotidien gratuit. Notre quotidien est gratuit. Vendu. Trois fois rien. Nous sommes le produit. Nous ne consommons pas. Nous nous écoulons. En gros et en détail. Pure perte. Pertes et profits. Extraordinaire. Parmi la foule. Pendulaire. Déterminée. À tourner les pages. Du roman. La route de Kerouac. N'aurait-il pas écrit. Aujourd'hui. N'aurait-il pas écrit une dérive immobile ? Aujourd'hui. Bouchons. Goulets d'étranglement. Logique. Au bout. Au bout de la logique. Au-delà.</text:p>
      <text:p text:style-name="Standard_20_gauche"/>
      <text:p text:style-name="Standard_20_gauche">Structures. Déterminée. Foule. Hier. Fourmilière. Parmi la foule. Grouilla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Ubuntu" svg:font-family="Ubuntu"/>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Ubuntu"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Ubuntu"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re_20_1_20_bibliogen" style:display-name="Titre 1 bibliogen" style:family="paragraph" style:parent-style-name="Standard" style:next-style-name="Standard_20_bibliogen" style:class="text" style:master-page-name="">
      <style:paragraph-properties fo:margin-top="0.101cm" fo:margin-bottom="0.199cm" style:page-number="auto"/>
      <style:text-properties fo:font-size="11pt" style:text-underline-style="solid" style:text-underline-width="auto" style:text-underline-color="font-color" fo:font-weight="bold" style:font-size-asian="10.5pt"/>
    </style:style>
    <style:style style:name="Standard_20_bibliogen" style:display-name="Standard bibliogen" style:family="paragraph" style:parent-style-name="Standard" style:class="text">
      <style:text-properties fo:font-size="11pt" style:font-size-asian="11pt" style:font-size-complex="11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En-tête_20_bibliogen" style:display-name="En-tête bibliogen" style:family="paragraph" style:parent-style-name="Header" style:class="extra">
      <style:text-properties fo:font-size="14pt" fo:font-weight="bold" style:font-size-asian="12.25pt" style:font-weight-asian="bold" style:font-size-complex="14pt" style:font-weight-complex="bold"/>
    </style:style>
    <style:style style:name="Standard_20_gauche" style:display-name="Standard gauche" style:family="paragraph" style:parent-style-name="Standard" style:class="text">
      <style:paragraph-properties fo:text-align="start" style:justify-single-word="false"/>
    </style:style>
    <style:style style:name="Title" style:family="paragraph" style:parent-style-name="Standard" style:next-style-name="Subtitle" style:class="chapter">
      <style:paragraph-properties fo:text-align="center" style:justify-single-word="false"/>
      <style:text-properties fo:font-size="16pt" fo:language="fr" fo:country="CH"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tandard_20_note" style:display-name="Standard note" style:family="paragraph" style:parent-style-name="Standard_20_bibliogen" style:class="text" style:master-page-name="">
      <style:paragraph-properties style:page-number="auto"/>
    </style:style>
    <style:style style:name="Titre_20_1_20_note" style:display-name="Titre 1 note" style:family="paragraph" style:parent-style-name="Titre_20_1_20_bibliogen" style:next-style-name="Standard_20_note" style:class="text" style:master-page-name="">
      <style:paragraph-properties style:page-number="auto"/>
      <style:text-properties style:font-size-asian="10.5pt"/>
    </style:style>
    <style:style style:name="Standard_20_12-1.5" style:display-name="Standard 12-1.5" style:family="paragraph" style:parent-style-name="Standard" style:class="text" style:master-page-name="">
      <style:paragraph-properties fo:line-height="150%" style:page-number="auto"/>
      <style:text-properties fo:font-size="12pt" style:font-size-asian="10.5pt" style:font-size-complex="12pt"/>
    </style:style>
    <style:style style:name="Titre_20_1_20_12-1.5" style:display-name="Titre 1 12-1.5" style:family="paragraph" style:parent-style-name="Standard_20_12-1.5" style:next-style-name="Standard_20_12-1.5" style:class="text">
      <style:text-properties fo:font-size="12pt" style:text-underline-style="solid" style:text-underline-width="auto" style:text-underline-color="font-color" fo:font-weight="bold" style:font-size-asian="12pt" style:font-size-complex="12pt"/>
    </style:style>
    <style:style style:name="Police_20_par_20_défaut" style:display-name="Police par défaut"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number:date-style style:name="N108">
      <number:day-of-week number:style="long"/>
      <number:text> </number:text>
      <number:day number:style="long"/>
      <number:text> </number:text>
      <number:month number:style="long" number:textual="true"/>
      <number:text> </number:text>
      <number:year number:style="long"/>
    </number:date-style>
  </office:automatic-styles>
  <office:master-styles>
    <style:master-page style:name="Standard" style:page-layout-name="Mpm1">
      <style:header>
        <text:p text:style-name="Header"><text:title>blogiGor 054 : Structures</text:title><text:tab/><text:tab/><text:date style:data-style-name="N108" text:date-value="2012-05-09T08:10:59.99" text:fixed="true">mercredi 09 mai 2012</text:date></text:p>
      </style:header>
      <style:footer>
        <text:p text:style-name="Footer"><text:initial-creator>Igor Milhit</text:initial-creator><text:tab/><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09T08:11:01</meta:creation-date>
    <dc:title>blogiGor 054 : Structures</dc:title>
    <meta:editing-duration>PT1H6M1S</meta:editing-duration>
    <meta:editing-cycles>18</meta:editing-cycles>
    <meta:generator>LibreOffice/3.5$Linux_x86 LibreOffice_project/350m1$Build-2</meta:generator>
    <meta:initial-creator>Igor Milhit</meta:initial-creator>
    <meta:keyword>blogiGor</meta:keyword>
    <meta:keyword>structures</meta:keyword>
    <dc:date>2012-05-09T19:51:48</dc:date>
    <dc:creator>Igor Milhit</dc:creator>
    <meta:document-statistic meta:table-count="0" meta:image-count="0" meta:object-count="0" meta:page-count="1" meta:paragraph-count="10" meta:word-count="423" meta:character-count="2846" meta:non-whitespace-character-count="2434"/>
    <meta:user-defined meta:name="Info 1"/>
    <meta:user-defined meta:name="Info 2"/>
    <meta:user-defined meta:name="Info 3"/>
    <meta:user-defined meta:name="Info 4"/>
  </office:meta>
</office:document-meta>
</file>